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table:number-columns-repeated="2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Touch</text:p>
            <text:p>Screen</text:p>
          </table:table-cell>
          <table:table-cell table:style-name="ce1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1"/>
        <table:table-column table:style-name="co3" table:default-cell-style-name="ce1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2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2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2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1"/>
        <table:table-column table:style-name="co2" table:default-cell-style-name="Default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50:34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2T18:05:21.209000000</dc:date>
    <meta:editing-duration>PT2H21M44S</meta:editing-duration>
    <meta:editing-cycles>6</meta:editing-cycles>
    <meta:document-statistic meta:table-count="3" meta:cell-count="92" meta:object-count="0"/>
  </office:meta>
</office:document-meta>
</file>